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meta>
    <meta:generator>
    OpenDocument Test case
  </meta:generator>
    <meta:initial-creator>
    Majid Ali Khan
  </meta:initial-creator>
    <meta:creation-date>
    2005-12-13T11:59:58
  </meta:creation-date>
    <dc:creator>Majid Ali Khan</dc:creator>
    <dc:date>2005-12-13T11:59:58</dc:date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  <office:automatic-styles>
    <style:page-layout style:name="PageLayout-1">
      <style:page-layout-properties fo:page-width="11.69in" fo:page-height="8.26in" fo:margin-top="1.0in" fo:margin-bottom="1.0in" fo:margin-left="1.0in" fo:margin-right="1.0in" style:print-orientation="landscape"/>
    </style:page-layout>
  </office:automatic-styles>
  <office:master-styles>
    <style:master-page style:name="Standard" style:page-layout-name="PageLayout-1"> 
    </style:master-page>
  </office:master-styles>
  <office:settings>
 </office:settings>
  <office:body>
    <office:text>
      <text:p text:style-name="Standard">
     This is a sample test message for single document content test case
   </text:p>
    </office:text>
  </office:body>
</office:document>
</file>